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800004F95000008C9851CE228.wmf"/>
  <manifest:file-entry manifest:media-type="" manifest:full-path="Pictures/2000000800003ED70000061904DE986C.wmf"/>
  <manifest:file-entry manifest:media-type="" manifest:full-path="Pictures/2000000800003555000007A622549B95.wmf"/>
  <manifest:file-entry manifest:media-type="" manifest:full-path="Pictures/2000000800007A9400000D8A601908DD.wmf"/>
  <manifest:file-entry manifest:media-type="" manifest:full-path="Pictures/20000008000045A9000010A49B22D23A.wmf"/>
  <manifest:file-entry manifest:media-type="" manifest:full-path="Pictures/2000000800003F410000089484B8CC66.wmf"/>
  <manifest:file-entry manifest:media-type="" manifest:full-path="Pictures/2000000800003AE90000094D0F98027D.wmf"/>
  <manifest:file-entry manifest:media-type="" manifest:full-path="Pictures/2000000800005C66000031180A12211C.wmf"/>
  <manifest:file-entry manifest:media-type="" manifest:full-path="Pictures/20000008000050340000106F5181CD0E.wmf"/>
  <manifest:file-entry manifest:media-type="" manifest:full-path="Pictures/2000000800004B58000017E0EE432643.wmf"/>
  <manifest:file-entry manifest:media-type="" manifest:full-path="Pictures/2000000800004CFF0000106F5C3CB93D.wmf"/>
  <manifest:file-entry manifest:media-type="" manifest:full-path="Pictures/200000080000437D00000D060FCE98DE.wmf"/>
  <manifest:file-entry manifest:media-type="" manifest:full-path="Pictures/2000000800003E52000009ECA10D153B.wmf"/>
  <manifest:file-entry manifest:media-type="" manifest:full-path="Pictures/2000000800005A5500000CB6CDE436D5.wmf"/>
  <manifest:file-entry manifest:media-type="" manifest:full-path="Pictures/200000080000455A000012CFC70C4359.wmf"/>
  <manifest:file-entry manifest:media-type="" manifest:full-path="Pictures/200000080000631E00001688F77229C7.wmf"/>
  <manifest:file-entry manifest:media-type="" manifest:full-path="Pictures/20000008000036E10000075779A7E3C1.wmf"/>
  <manifest:file-entry manifest:media-type="" manifest:full-path="Pictures/200000080000367800000B0FCC3FC2B8.wmf"/>
  <manifest:file-entry manifest:media-type="" manifest:full-path="Pictures/200000080000496100000AA55A131736.wmf"/>
  <manifest:file-entry manifest:media-type="" manifest:full-path="Pictures/20000008000043E70000203FE248D03B.wmf"/>
  <manifest:file-entry manifest:media-type="" manifest:full-path="Pictures/20000008000036C700000619161AA85E.wmf"/>
  <manifest:file-entry manifest:media-type="" manifest:full-path="Pictures/200000080000453F0000027BAD4CF3F8.wmf"/>
  <manifest:file-entry manifest:media-type="" manifest:full-path="Pictures/2000000800004BF7000011922E08EB64.wmf"/>
  <manifest:file-entry manifest:media-type="" manifest:full-path="Pictures/2000000800005319000009B7B48A6F10.wmf"/>
  <manifest:file-entry manifest:media-type="" manifest:full-path="Pictures/2000000800003C5C000008AF2E3709F0.wmf"/>
  <manifest:file-entry manifest:media-type="" manifest:full-path="Pictures/2000000800004C2C00000F17E5034F22.wmf"/>
  <manifest:file-entry manifest:media-type="" manifest:full-path="Pictures/2000000800002922000006D260BEBCB6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cm" fo:margin-bottom="0.353cm" fo:line-height="100%"/>
      <style:text-properties fo:font-size="11pt" fo:language="en" fo:country="none" style:font-size-asian="11pt" style:font-size-complex="11pt"/>
    </style:style>
    <style:style style:name="P2" style:family="paragraph" style:parent-style-name="Standard" style:list-style-name="">
      <style:paragraph-properties fo:margin-top="0cm" fo:margin-bottom="0.353cm" fo:line-height="115%"/>
      <style:text-properties fo:font-size="11pt" fo:language="en" fo:country="none" style:font-size-asian="11pt" style:font-size-complex="11pt"/>
    </style:style>
    <style:style style:name="P3" style:family="paragraph" style:parent-style-name="Standard" style:list-style-name="">
      <style:paragraph-properties fo:margin-top="0cm" fo:margin-bottom="0.353cm" fo:line-height="100%"/>
    </style:style>
    <style:style style:name="P4" style:family="paragraph" style:parent-style-name="Standard" style:list-style-name="" style:master-page-name="Standard">
      <style:paragraph-properties fo:margin-top="0cm" fo:margin-bottom="0.353cm" fo:line-height="100%" style:page-number="auto"/>
      <style:text-properties fo:font-size="11pt" fo:language="en" fo:country="none" style:font-size-asian="11pt" style:font-size-complex="11pt"/>
    </style:style>
    <style:style style:name="T1" style:family="text">
      <style:text-properties fo:font-size="11pt" fo:language="en" fo:country="none" style:font-size-asian="11pt" style:font-size-complex="11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adoop Assignment 219595 Vigneswaran Elankumaran</text:p>
      <text:p text:style-name="P1">a) Create a directory /hadoop/hdfs/ in HDFS</text:p>
      <text:p text:style-name="P1"><draw:frame draw:style-name="fr1" text:anchor-type="as-char" svg:width="15.24cm" svg:height="3.651cm" draw:z-index="0"><draw:image xlink:href="Pictures/20000008000045A9000010A49B22D23A.wmf" xlink:type="simple" xlink:show="embed" xlink:actuate="onLoad"/></draw:frame></text:p>
      <text:p text:style-name="P1">b) Create a temp directory in Hadoop. Run HDFS command to delete</text:p>
      <text:p text:style-name="P1">“temp” directory.</text:p>
      <text:p text:style-name="P1"><draw:frame draw:style-name="fr1" text:anchor-type="as-char" svg:width="15.24cm" svg:height="7.25cm" draw:z-index="1"><draw:image xlink:href="Pictures/20000008000043E70000203FE248D03B.wmf" xlink:type="simple" xlink:show="embed" xlink:actuate="onLoad"/></draw:frame></text:p>
      <text:p text:style-name="P1">c) List all the files/directories for the given hdfs destination</text:p>
      <text:p text:style-name="P1">path.</text:p>
      <text:p text:style-name="P1"><draw:frame draw:style-name="fr1" text:anchor-type="as-char" svg:width="15.24cm" svg:height="1.773cm" draw:z-index="2"><draw:image xlink:href="Pictures/2000000800005319000009B7B48A6F10.wmf" xlink:type="simple" xlink:show="embed" xlink:actuate="onLoad"/></draw:frame></text:p>
      <text:p text:style-name="P1">d) Command that will list the directories in /hadoop folder.</text:p>
      <text:p text:style-name="P1"><draw:frame draw:style-name="fr1" text:anchor-type="as-char" svg:width="15.24cm" svg:height="2.937cm" draw:z-index="3"><draw:image xlink:href="Pictures/200000080000437D00000D060FCE98DE.wmf" xlink:type="simple" xlink:show="embed" xlink:actuate="onLoad"/></draw:frame></text:p>
      <text:p text:style-name="P1"><text:soft-page-break/>e) Command to list recursively all files in hadoop directory and</text:p>
      <text:p text:style-name="P1">all subdirectories in hadoop directory</text:p>
      <text:p text:style-name="P1"><draw:frame draw:style-name="fr1" text:anchor-type="as-char" svg:width="15.24cm" svg:height="3.466cm" draw:z-index="4"><draw:image xlink:href="Pictures/200000080000631E00001688F77229C7.wmf" xlink:type="simple" xlink:show="embed" xlink:actuate="onLoad"/></draw:frame></text:p>
      <text:p text:style-name="P1">f) List all the files inside /hadoop/hdfs/ directory which starts</text:p>
      <text:p text:style-name="P1">with *dir;.</text:p>
      <text:p text:style-name="P1"><draw:frame draw:style-name="fr1" text:anchor-type="as-char" svg:width="15.24cm" svg:height="3.519cm" draw:z-index="5"><draw:image xlink:href="Pictures/2000000800004BF7000011922E08EB64.wmf" xlink:type="simple" xlink:show="embed" xlink:actuate="onLoad"/></draw:frame></text:p>
      <text:p text:style-name="P1">g) Create a temp.txt file. Copies this file from local file</text:p>
      <text:p text:style-name="P1">system to HDFS</text:p>
      <text:p text:style-name="P1"><draw:frame draw:style-name="fr1" text:anchor-type="as-char" svg:width="15.24cm" svg:height="2.223cm" draw:z-index="6"><draw:image xlink:href="Pictures/200000080000496100000AA55A131736.wmf" xlink:type="simple" xlink:show="embed" xlink:actuate="onLoad"/></draw:frame></text:p>
      <text:p text:style-name="P1">h) Copies the file from HDFS to local file system.</text:p>
      <text:p text:style-name="P1"><draw:frame draw:style-name="fr1" text:anchor-type="as-char" svg:width="15.24cm" svg:height="1.693cm" draw:z-index="7"><draw:image xlink:href="Pictures/2000000800007A9400000D8A601908DD.wmf" xlink:type="simple" xlink:show="embed" xlink:actuate="onLoad"/></draw:frame></text:p>
      <text:p text:style-name="P1">i) Command to copy from local directory with the source being</text:p>
      <text:p text:style-name="P1">restricted to a local file reference.</text:p>
      <text:p text:style-name="P1"><text:soft-page-break/><draw:frame draw:style-name="fr1" text:anchor-type="as-char" svg:width="15.24cm" svg:height="3.254cm" draw:z-index="8"><draw:image xlink:href="Pictures/2000000800004CFF0000106F5C3CB93D.wmf" xlink:type="simple" xlink:show="embed" xlink:actuate="onLoad"/></draw:frame></text:p>
      <text:p text:style-name="P1"/>
      <text:p text:style-name="P1">j) Command to copies to local directory with the source being</text:p>
      <text:p text:style-name="P1">restricted to a local file reference.</text:p>
      <text:p text:style-name="P1"><draw:frame draw:style-name="fr1" text:anchor-type="as-char" svg:width="15.24cm" svg:height="0.556cm" draw:z-index="9"><draw:image xlink:href="Pictures/200000080000453F0000027BAD4CF3F8.wmf" xlink:type="simple" xlink:show="embed" xlink:actuate="onLoad"/></draw:frame></text:p>
      <text:p text:style-name="P1"/>
      <text:p text:style-name="P1">k) Command to move from local directory source to Hadoop</text:p>
      <text:p text:style-name="P1">directory.</text:p>
      <text:p text:style-name="P1"><draw:frame draw:style-name="fr1" text:anchor-type="as-char" svg:width="15.24cm" svg:height="4.842cm" draw:z-index="10"><draw:image xlink:href="Pictures/2000000800004B58000017E0EE432643.wmf" xlink:type="simple" xlink:show="embed" xlink:actuate="onLoad"/></draw:frame></text:p>
      <text:p text:style-name="P1"/>
      <text:p text:style-name="P1">l) Deletes the directory and any content under it recursively.</text:p>
      <text:p text:style-name="P1"><draw:frame draw:style-name="fr1" text:anchor-type="as-char" svg:width="15.24cm" svg:height="4.128cm" draw:z-index="11"><draw:image xlink:href="Pictures/200000080000455A000012CFC70C4359.wmf" xlink:type="simple" xlink:show="embed" xlink:actuate="onLoad"/></draw:frame></text:p>
      <text:p text:style-name="P1"/>
      <text:p text:style-name="P1">m) List the files and show Format file sizes in a human-readable</text:p>
      <text:p text:style-name="P1"><text:soft-page-break/>fashion.</text:p>
      <text:p text:style-name="P1"><draw:frame draw:style-name="fr1" text:anchor-type="as-char" svg:width="15.24cm" svg:height="3.122cm" draw:z-index="12"><draw:image xlink:href="Pictures/20000008000050340000106F5181CD0E.wmf" xlink:type="simple" xlink:show="embed" xlink:actuate="onLoad"/></draw:frame></text:p>
      <text:p text:style-name="P1"/>
      <text:p text:style-name="P1"/>
      <text:p text:style-name="P1">n) Take a source file and outputs the file in text format on the</text:p>
      <text:p text:style-name="P1">terminal.</text:p>
      <text:p text:style-name="P1"><draw:frame draw:style-name="fr1" text:anchor-type="as-char" svg:width="10.53cm" svg:height="1.746cm" draw:z-index="13"><draw:image xlink:href="Pictures/2000000800002922000006D260BEBCB6.wmf" xlink:type="simple" xlink:show="embed" xlink:actuate="onLoad"/></draw:frame></text:p>
      <text:p text:style-name="P1"/>
      <text:p text:style-name="P1">o) Display the content of the HDFS file test on your</text:p>
      <text:p text:style-name="P1">/user/hadoop2 directory.</text:p>
      <text:p text:style-name="P1"><draw:frame draw:style-name="fr1" text:anchor-type="as-char" svg:width="14.023cm" svg:height="1.561cm" draw:z-index="14"><draw:image xlink:href="Pictures/20000008000036C700000619161AA85E.wmf" xlink:type="simple" xlink:show="embed" xlink:actuate="onLoad"/></draw:frame></text:p>
      <text:p text:style-name="P1"/>
      <text:p text:style-name="P1">p) Append the content of a local file test1 to a hdfs file test2.</text:p>
      <text:p text:style-name="P1"><draw:frame draw:style-name="fr1" text:anchor-type="as-char" svg:width="15.24cm" svg:height="3.016cm" draw:z-index="15"><draw:image xlink:href="Pictures/2000000800004C2C00000F17E5034F22.wmf" xlink:type="simple" xlink:show="embed" xlink:actuate="onLoad"/></draw:frame></text:p>
      <text:p text:style-name="P1"/>
      <text:p text:style-name="P1">q) Show the capacity, free and used space of the filesystem</text:p>
      <text:p text:style-name="P1"><text:soft-page-break/><draw:frame draw:style-name="fr1" text:anchor-type="as-char" svg:width="15.24cm" svg:height="2.196cm" draw:z-index="16"><draw:image xlink:href="Pictures/2000000800003C5C000008AF2E3709F0.wmf" xlink:type="simple" xlink:show="embed" xlink:actuate="onLoad"/></draw:frame></text:p>
      <text:p text:style-name="P1"/>
      <text:p text:style-name="P1">r) Shows the capacity, free and used space of the filesystem.</text:p>
      <text:p text:style-name="P1">Add parameter Formats the sizes of files in a human-readable</text:p>
      <text:p text:style-name="P1">fashion.</text:p>
      <text:p text:style-name="P1"><draw:frame draw:style-name="fr1" text:anchor-type="as-char" svg:width="13.653cm" svg:height="1.958cm" draw:z-index="17"><draw:image xlink:href="Pictures/2000000800003555000007A622549B95.wmf" xlink:type="simple" xlink:show="embed" xlink:actuate="onLoad"/></draw:frame></text:p>
      <text:p text:style-name="P1"/>
      <text:p text:style-name="P1">s) Show the amount of space, in bytes, used by the files that</text:p>
      <text:p text:style-name="P1">match the specified file pattern.</text:p>
      <text:p text:style-name="P1"><draw:frame draw:style-name="fr1" text:anchor-type="as-char" svg:width="15.081cm" svg:height="2.381cm" draw:z-index="18"><draw:image xlink:href="Pictures/2000000800003AE90000094D0F98027D.wmf" xlink:type="simple" xlink:show="embed" xlink:actuate="onLoad"/></draw:frame></text:p>
      <text:p text:style-name="P1"/>
      <text:p text:style-name="P1">t) Show the amount of space, in bytes, used by the files that</text:p>
      <text:p text:style-name="P1">match the specified file pattern. Formats the sizes of files</text:p>
      <text:p text:style-name="P1">in a human-readable fashion.</text:p>
      <text:p text:style-name="P1"><draw:frame draw:style-name="fr1" text:anchor-type="as-char" svg:width="13.944cm" svg:height="2.831cm" draw:z-index="19"><draw:image xlink:href="Pictures/200000080000367800000B0FCC3FC2B8.wmf" xlink:type="simple" xlink:show="embed" xlink:actuate="onLoad"/></draw:frame></text:p>
      <text:p text:style-name="P1"/>
      <text:p text:style-name="P1">u) Check the health of the Hadoop file system.</text:p>
      <text:p text:style-name="P1"><text:soft-page-break/><draw:frame draw:style-name="fr1" text:anchor-type="as-char" svg:width="15.24cm" svg:height="8.096cm" draw:z-index="20"><draw:image xlink:href="Pictures/2000000800005C66000031180A12211C.wmf" xlink:type="simple" xlink:show="embed" xlink:actuate="onLoad"/></draw:frame></text:p>
      <text:p text:style-name="P1"/>
      <text:p text:style-name="P1">v) Command to turn off the safemode of Name Node.</text:p>
      <text:p text:style-name="P1"><draw:frame draw:style-name="fr1" text:anchor-type="as-char" svg:width="14.049cm" svg:height="1.879cm" draw:z-index="21"><draw:image xlink:href="Pictures/20000008000036E10000075779A7E3C1.wmf" xlink:type="simple" xlink:show="embed" xlink:actuate="onLoad"/></draw:frame></text:p>
      <text:p text:style-name="P1"/>
      <text:p text:style-name="P1">w) HDFS command to format NameNode.</text:p>
      <text:p text:style-name="P1"><draw:frame draw:style-name="fr1" text:anchor-type="as-char" svg:width="15.24cm" svg:height="2.143cm" draw:z-index="22"><draw:image xlink:href="Pictures/2000000800005A5500000CB6CDE436D5.wmf" xlink:type="simple" xlink:show="embed" xlink:actuate="onLoad"/></draw:frame></text:p>
      <text:p text:style-name="P1"/>
      <text:p text:style-name="P1">x) Create a file named hdfstest.txt and change it number of</text:p>
      <text:p text:style-name="P1">replications to 3.</text:p>
      <text:p text:style-name="P1"><draw:frame draw:style-name="fr1" text:anchor-type="as-char" svg:width="15.24cm" svg:height="2.064cm" draw:z-index="23"><draw:image xlink:href="Pictures/2000000800003F410000089484B8CC66.wmf" xlink:type="simple" xlink:show="embed" xlink:actuate="onLoad"/></draw:frame></text:p>
      <text:p text:style-name="P1"/>
      <text:p text:style-name="P1">y) Write command to display number of replicas for hdfstest.txt</text:p>
      <text:p text:style-name="P1"><text:soft-page-break/>file.</text:p>
      <text:p text:style-name="P1"><draw:frame draw:style-name="fr1" text:anchor-type="as-char" svg:width="15.24cm" svg:height="1.482cm" draw:z-index="24"><draw:image xlink:href="Pictures/2000000800003ED70000061904DE986C.wmf" xlink:type="simple" xlink:show="embed" xlink:actuate="onLoad"/></draw:frame></text:p>
      <text:p text:style-name="P1"/>
      <text:p text:style-name="P1">z) Write command to Display the status of file “hdfstest.txt”</text:p>
      <text:p text:style-name="P1">like block size, filesize in bytes.</text:p>
      <text:p text:style-name="P1"><draw:frame draw:style-name="fr1" text:anchor-type="as-char" svg:width="15.24cm" svg:height="2.434cm" draw:z-index="25"><draw:image xlink:href="Pictures/2000000800003E52000009ECA10D153B.wmf" xlink:type="simple" xlink:show="embed" xlink:actuate="onLoad"/></draw:frame></text:p>
      <text:p text:style-name="P1"/>
      <text:p text:style-name="P1">aa) Write HDFS command to change file permission from</text:p>
      <text:p text:style-name="P1"/>
      <text:p text:style-name="P3"><text:span text:style-name="T1">rw – r – r to rwx-rw-x for hdfstest.txt.</text:span></text:p>
      <text:p text:style-name="P1"><draw:frame draw:style-name="fr1" text:anchor-type="as-char" svg:width="15.24cm" svg:height="1.693cm" draw:z-index="26"><draw:image xlink:href="Pictures/2000000800004F95000008C9851CE228.wmf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Calibri" fo:font-size="12pt" fo:language="en" fo:country="US" style:font-name-asian="Calibri" style:font-size-asian="12pt" style:language-asian="en" style:country-asian="US" style:font-name-complex="Calibr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27" meta:object-count="0" meta:page-count="7" meta:paragraph-count="75" meta:word-count="372" meta:character-count="2134"/>
    <meta:generator>OpenOffice/4.1.11$Win32 OpenOffice.org_project/4111m1$Build-9808</meta:generator>
  </office:meta>
</office:document-meta>
</file>